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8. Dar Dica</text:h>
      <text:p text:style-name="Text_20_body"/>
      <text:h text:style-name="Heading_20_2" text:outline-level="2">Descrição:</text:h>
      <text:p text:style-name="Text_20_body"><text:tab/>O viajante pode dar uma dica relacionada a um tema específico.</text:p>
      <text:h text:style-name="Heading_20_2" text:outline-level="2">Atores:</text:h>
      <text:p text:style-name="Text_20_body"><text:tab/>Viajante.</text:p>
      <text:h text:style-name="Heading_20_2" text:outline-level="2">Pré-Condições: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objeto que ira receber a dica deve estar cadastrado no sistema. Os temas a serem avaliados podem ser:</text:p>
      <text:p text:style-name="Text_20_body"><text:tab/><text:tab/>Eventos,</text:p>
      <text:p text:style-name="Text_20_body"><text:tab/><text:tab/>Estabelecimentos;</text:p>
      <text:p text:style-name="Text_20_body"><text:tab/><text:tab/>Pontos Turísticos;</text:p>
      <text:h text:style-name="Heading_20_2" text:outline-level="2">Fluxo Principal[Dar Dica]:</text:h>
      <text:p text:style-name="Text_20_body"><text:tab/>1 - No tema desejado o sistema apresenta todas as dicas cadastradas. [A.1 – Excluir]</text:p>
      <text:p text:style-name="Text_20_body"><text:tab/>2 - O viajante seleciona a opção de dar nova dica relacionada ao tema desejado.</text:p>
      <text:p text:style-name="Text_20_body"><text:tab/>3 - O sistema exibe a tela onde o viajante escreverá a dica.</text:p>
      <text:p text:style-name="Text_20_body"><text:tab/>4 - O viajante escreve a dica e clica em salvar. [E.1]</text:p>
      <text:p text:style-name="Text_20_body"><text:tab/>5 - O sistema exibe os dados do objeto que teve a dica atribuída e mostra todas as dicas <text:tab/> <text:s/><text:tab/> <text:s text:c="4"/>relacionadas.</text:p>
      <text:h text:style-name="Heading_20_2" text:outline-level="2">Fluxo Alternativo:</text:h>
      <text:p text:style-name="Standard"><text:tab/>A.1 [Excluir]</text:p>
      <text:p text:style-name="Text_20_body"><text:tab/><text:tab/>1 – O usuário clica na opção apagar ao lado da dica que deseja excluir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<text:span text:style-name="T4">operação</text:span> indicada pelo usuário e apresenta o resultado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a dica, volta para o formulário e informa que os campos obrigatórios devem ser preench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0:08</meta:creation-date>
    <dc:date>2009-09-15T15:47:54</dc:date>
    <meta:editing-duration>PT00H53M33S</meta:editing-duration>
    <meta:editing-cycles>12</meta:editing-cycles>
    <meta:generator>OpenOffice.org/3.0$Unix OpenOffice.org_project/300m15$Build-9379</meta:generator>
    <meta:document-statistic meta:table-count="0" meta:image-count="0" meta:object-count="0" meta:page-count="1" meta:paragraph-count="27" meta:word-count="221" meta:character-count="1251"/>
  </office:meta>
</office:document-meta>
</file>